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_zad5" table:style-name="ta1">
        <table:shapes>
          <draw:frame draw:z-index="0" draw:style-name="gr1" draw:text-style-name="P1" svg:width="15.999cm" svg:height="8.999cm" svg:x="9.527cm" svg:y="908.178cm">
            <draw:object draw:notify-on-update-of-ranges="wykres_zad5.B2012:wykres_zad5.B2012 wykres_zad5.B2013:wykres_zad5.B2050 wykres_zad5.C2012:wykres_zad5.C2012 wykres_zad5.C2013:wykres_zad5.C2050 wykres_zad5.D2012:wykres_zad5.D2012 wykres_zad5.D2013:wykres_zad5.D20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7"/>
        </table:table-row>
        <table:table-row table:style-name="ro1" table:number-rows-repeated="38">
          <table:table-cell table:number-columns-repeated="6"/>
          <table:table-cell table:style-name="ce1"/>
        </table:table-row>
        <table:table-row table:style-name="ro1" table:number-rows-repeated="1972">
          <table:table-cell table:number-columns-repeated="7"/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Mlodziez</text:p>
          </table:table-cell>
          <table:table-cell office:value-type="string" calcext:value-type="string">
            <text:p>Osoby w wieku produkcyjnym</text:p>
          </table:table-cell>
          <table:table-cell office:value-type="string" calcext:value-type="string">
            <text:p>Emeryci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18894" calcext:value-type="float">
            <text:p>5318894</text:p>
          </table:table-cell>
          <table:table-cell office:value-type="float" office:value="18746887" calcext:value-type="float">
            <text:p>18746887</text:p>
          </table:table-cell>
          <table:table-cell office:value-type="float" office:value="3390406" calcext:value-type="float">
            <text:p>3390406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59444" calcext:value-type="float">
            <text:p>5259444</text:p>
          </table:table-cell>
          <table:table-cell office:value-type="float" office:value="18732941" calcext:value-type="float">
            <text:p>18732941</text:p>
          </table:table-cell>
          <table:table-cell office:value-type="float" office:value="3465279" calcext:value-type="float">
            <text:p>346527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08042" calcext:value-type="float">
            <text:p>5208042</text:p>
          </table:table-cell>
          <table:table-cell office:value-type="float" office:value="18681180" calcext:value-type="float">
            <text:p>18681180</text:p>
          </table:table-cell>
          <table:table-cell office:value-type="float" office:value="3562763" calcext:value-type="float">
            <text:p>356276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65344" calcext:value-type="float">
            <text:p>5165344</text:p>
          </table:table-cell>
          <table:table-cell office:value-type="float" office:value="18598236" calcext:value-type="float">
            <text:p>18598236</text:p>
          </table:table-cell>
          <table:table-cell office:value-type="float" office:value="3677770" calcext:value-type="float">
            <text:p>3677770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130924" calcext:value-type="float">
            <text:p>5130924</text:p>
          </table:table-cell>
          <table:table-cell office:value-type="float" office:value="18498036" calcext:value-type="float">
            <text:p>18498036</text:p>
          </table:table-cell>
          <table:table-cell office:value-type="float" office:value="3798534" calcext:value-type="float">
            <text:p>3798534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104088" calcext:value-type="float">
            <text:p>5104088</text:p>
          </table:table-cell>
          <table:table-cell office:value-type="float" office:value="18378196" calcext:value-type="float">
            <text:p>18378196</text:p>
          </table:table-cell>
          <table:table-cell office:value-type="float" office:value="3929938" calcext:value-type="float">
            <text:p>3929938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079410" calcext:value-type="float">
            <text:p>5079410</text:p>
          </table:table-cell>
          <table:table-cell office:value-type="float" office:value="18241660" calcext:value-type="float">
            <text:p>18241660</text:p>
          </table:table-cell>
          <table:table-cell office:value-type="float" office:value="4074115" calcext:value-type="float">
            <text:p>4074115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060471" calcext:value-type="float">
            <text:p>5060471</text:p>
          </table:table-cell>
          <table:table-cell office:value-type="float" office:value="18094331" calcext:value-type="float">
            <text:p>18094331</text:p>
          </table:table-cell>
          <table:table-cell office:value-type="float" office:value="4220985" calcext:value-type="float">
            <text:p>4220985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047933" calcext:value-type="float">
            <text:p>5047933</text:p>
          </table:table-cell>
          <table:table-cell office:value-type="float" office:value="17934577" calcext:value-type="float">
            <text:p>17934577</text:p>
          </table:table-cell>
          <table:table-cell office:value-type="float" office:value="4370735" calcext:value-type="float">
            <text:p>4370735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035301" calcext:value-type="float">
            <text:p>5035301</text:p>
          </table:table-cell>
          <table:table-cell office:value-type="float" office:value="17771805" calcext:value-type="float">
            <text:p>17771805</text:p>
          </table:table-cell>
          <table:table-cell office:value-type="float" office:value="4519844" calcext:value-type="float">
            <text:p>4519844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5015860" calcext:value-type="float">
            <text:p>5015860</text:p>
          </table:table-cell>
          <table:table-cell office:value-type="float" office:value="17599993" calcext:value-type="float">
            <text:p>17599993</text:p>
          </table:table-cell>
          <table:table-cell office:value-type="float" office:value="4680752" calcext:value-type="float">
            <text:p>4680752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84296" calcext:value-type="float">
            <text:p>4984296</text:p>
          </table:table-cell>
          <table:table-cell office:value-type="float" office:value="17441271" calcext:value-type="float">
            <text:p>17441271</text:p>
          </table:table-cell>
          <table:table-cell office:value-type="float" office:value="4836210" calcext:value-type="float">
            <text:p>4836210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939180" calcext:value-type="float">
            <text:p>4939180</text:p>
          </table:table-cell>
          <table:table-cell office:value-type="float" office:value="17289361" calcext:value-type="float">
            <text:p>17289361</text:p>
          </table:table-cell>
          <table:table-cell office:value-type="float" office:value="4993796" calcext:value-type="float">
            <text:p>4993796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4875801" calcext:value-type="float">
            <text:p>4875801</text:p>
          </table:table-cell>
          <table:table-cell office:value-type="float" office:value="17159528" calcext:value-type="float">
            <text:p>17159528</text:p>
          </table:table-cell>
          <table:table-cell office:value-type="float" office:value="5142869" calcext:value-type="float">
            <text:p>5142869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4789292" calcext:value-type="float">
            <text:p>4789292</text:p>
          </table:table-cell>
          <table:table-cell office:value-type="float" office:value="17060996" calcext:value-type="float">
            <text:p>17060996</text:p>
          </table:table-cell>
          <table:table-cell office:value-type="float" office:value="5278941" calcext:value-type="float">
            <text:p>5278941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698641" calcext:value-type="float">
            <text:p>4698641</text:p>
          </table:table-cell>
          <table:table-cell office:value-type="float" office:value="16986106" calcext:value-type="float">
            <text:p>16986106</text:p>
          </table:table-cell>
          <table:table-cell office:value-type="float" office:value="5390687" calcext:value-type="float">
            <text:p>5390687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618976" calcext:value-type="float">
            <text:p>4618976</text:p>
          </table:table-cell>
          <table:table-cell office:value-type="float" office:value="16916866" calcext:value-type="float">
            <text:p>16916866</text:p>
          </table:table-cell>
          <table:table-cell office:value-type="float" office:value="5481038" calcext:value-type="float">
            <text:p>5481038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548881" calcext:value-type="float">
            <text:p>4548881</text:p>
          </table:table-cell>
          <table:table-cell office:value-type="float" office:value="16847873" calcext:value-type="float">
            <text:p>16847873</text:p>
          </table:table-cell>
          <table:table-cell office:value-type="float" office:value="5556855" calcext:value-type="float">
            <text:p>5556855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481246" calcext:value-type="float">
            <text:p>4481246</text:p>
          </table:table-cell>
          <table:table-cell office:value-type="float" office:value="16777035" calcext:value-type="float">
            <text:p>16777035</text:p>
          </table:table-cell>
          <table:table-cell office:value-type="float" office:value="5626508" calcext:value-type="float">
            <text:p>5626508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4430893" calcext:value-type="float">
            <text:p>4430893</text:p>
          </table:table-cell>
          <table:table-cell office:value-type="float" office:value="16694103" calcext:value-type="float">
            <text:p>16694103</text:p>
          </table:table-cell>
          <table:table-cell office:value-type="float" office:value="5685680" calcext:value-type="float">
            <text:p>5685680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378204" calcext:value-type="float">
            <text:p>4378204</text:p>
          </table:table-cell>
          <table:table-cell office:value-type="float" office:value="16618532" calcext:value-type="float">
            <text:p>16618532</text:p>
          </table:table-cell>
          <table:table-cell office:value-type="float" office:value="5734784" calcext:value-type="float">
            <text:p>5734784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328532" calcext:value-type="float">
            <text:p>4328532</text:p>
          </table:table-cell>
          <table:table-cell office:value-type="float" office:value="16542817" calcext:value-type="float">
            <text:p>16542817</text:p>
          </table:table-cell>
          <table:table-cell office:value-type="float" office:value="5776352" calcext:value-type="float">
            <text:p>5776352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281250" calcext:value-type="float">
            <text:p>4281250</text:p>
          </table:table-cell>
          <table:table-cell office:value-type="float" office:value="16465724" calcext:value-type="float">
            <text:p>16465724</text:p>
          </table:table-cell>
          <table:table-cell office:value-type="float" office:value="5812672" calcext:value-type="float">
            <text:p>5812672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235098" calcext:value-type="float">
            <text:p>4235098</text:p>
          </table:table-cell>
          <table:table-cell office:value-type="float" office:value="16385226" calcext:value-type="float">
            <text:p>16385226</text:p>
          </table:table-cell>
          <table:table-cell office:value-type="float" office:value="5847247" calcext:value-type="float">
            <text:p>5847247</text:p>
          </table:table-cell>
          <table:table-cell table:number-columns-repeated="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4189134" calcext:value-type="float">
            <text:p>4189134</text:p>
          </table:table-cell>
          <table:table-cell office:value-type="float" office:value="16299710" calcext:value-type="float">
            <text:p>16299710</text:p>
          </table:table-cell>
          <table:table-cell office:value-type="float" office:value="5883140" calcext:value-type="float">
            <text:p>5883140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4144246" calcext:value-type="float">
            <text:p>4144246</text:p>
          </table:table-cell>
          <table:table-cell office:value-type="float" office:value="16203214" calcext:value-type="float">
            <text:p>16203214</text:p>
          </table:table-cell>
          <table:table-cell office:value-type="float" office:value="5925684" calcext:value-type="float">
            <text:p>5925684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4101220" calcext:value-type="float">
            <text:p>4101220</text:p>
          </table:table-cell>
          <table:table-cell office:value-type="float" office:value="16095143" calcext:value-type="float">
            <text:p>16095143</text:p>
          </table:table-cell>
          <table:table-cell office:value-type="float" office:value="5975143" calcext:value-type="float">
            <text:p>5975143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060897" calcext:value-type="float">
            <text:p>4060897</text:p>
          </table:table-cell>
          <table:table-cell office:value-type="float" office:value="15973309" calcext:value-type="float">
            <text:p>15973309</text:p>
          </table:table-cell>
          <table:table-cell office:value-type="float" office:value="6033083" calcext:value-type="float">
            <text:p>6033083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4023830" calcext:value-type="float">
            <text:p>4023830</text:p>
          </table:table-cell>
          <table:table-cell office:value-type="float" office:value="15836284" calcext:value-type="float">
            <text:p>15836284</text:p>
          </table:table-cell>
          <table:table-cell office:value-type="float" office:value="6100848" calcext:value-type="float">
            <text:p>6100848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990283" calcext:value-type="float">
            <text:p>3990283</text:p>
          </table:table-cell>
          <table:table-cell office:value-type="float" office:value="15682938" calcext:value-type="float">
            <text:p>15682938</text:p>
          </table:table-cell>
          <table:table-cell office:value-type="float" office:value="6179389" calcext:value-type="float">
            <text:p>6179389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960249" calcext:value-type="float">
            <text:p>3960249</text:p>
          </table:table-cell>
          <table:table-cell office:value-type="float" office:value="15513916" calcext:value-type="float">
            <text:p>15513916</text:p>
          </table:table-cell>
          <table:table-cell office:value-type="float" office:value="6268379" calcext:value-type="float">
            <text:p>6268379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933464" calcext:value-type="float">
            <text:p>3933464</text:p>
          </table:table-cell>
          <table:table-cell office:value-type="float" office:value="15328985" calcext:value-type="float">
            <text:p>15328985</text:p>
          </table:table-cell>
          <table:table-cell office:value-type="float" office:value="6368419" calcext:value-type="float">
            <text:p>6368419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909497" calcext:value-type="float">
            <text:p>3909497</text:p>
          </table:table-cell>
          <table:table-cell office:value-type="float" office:value="15142988" calcext:value-type="float">
            <text:p>15142988</text:p>
          </table:table-cell>
          <table:table-cell office:value-type="float" office:value="6465267" calcext:value-type="float">
            <text:p>6465267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887785" calcext:value-type="float">
            <text:p>3887785</text:p>
          </table:table-cell>
          <table:table-cell office:value-type="float" office:value="14951158" calcext:value-type="float">
            <text:p>14951158</text:p>
          </table:table-cell>
          <table:table-cell office:value-type="float" office:value="6564544" calcext:value-type="float">
            <text:p>6564544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867723" calcext:value-type="float">
            <text:p>3867723</text:p>
          </table:table-cell>
          <table:table-cell office:value-type="float" office:value="14745984" calcext:value-type="float">
            <text:p>14745984</text:p>
          </table:table-cell>
          <table:table-cell office:value-type="float" office:value="6674428" calcext:value-type="float">
            <text:p>6674428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848762" calcext:value-type="float">
            <text:p>3848762</text:p>
          </table:table-cell>
          <table:table-cell office:value-type="float" office:value="14534608" calcext:value-type="float">
            <text:p>14534608</text:p>
          </table:table-cell>
          <table:table-cell office:value-type="float" office:value="6788759" calcext:value-type="float">
            <text:p>6788759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830410" calcext:value-type="float">
            <text:p>3830410</text:p>
          </table:table-cell>
          <table:table-cell office:value-type="float" office:value="14328250" calcext:value-type="float">
            <text:p>14328250</text:p>
          </table:table-cell>
          <table:table-cell office:value-type="float" office:value="6896963" calcext:value-type="float">
            <text:p>6896963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812224" calcext:value-type="float">
            <text:p>3812224</text:p>
          </table:table-cell>
          <table:table-cell office:value-type="float" office:value="14102582" calcext:value-type="float">
            <text:p>14102582</text:p>
          </table:table-cell>
          <table:table-cell office:value-type="float" office:value="7024096" calcext:value-type="float">
            <text:p>70240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0T15:23:28.604953010</dc:date>
    <meta:editing-duration>PT3M21S</meta:editing-duration>
    <meta:editing-cycles>1</meta:editing-cycles>
    <meta:document-statistic meta:table-count="1" meta:cell-count="15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7cm" svg:y="0.316cm" chart:style-name="ch2">
          <text:p>Zadanie5</text:p>
        </chart:title>
        <chart:legend chart:legend-position="end" svg:x="10.668cm" svg:y="3.703cm" style:legend-expansion="high" chart:style-name="ch3"/>
        <chart:plot-area chart:style-name="ch4" table:cell-range-address="wykres_zad5.B2012:wykres_zad5.D2050" chart:data-source-has-labels="row" svg:x="1.331cm" svg:y="1.275cm" svg:width="9.017cm" svg:height="7.545cm">
          <chartooo:coordinate-region svg:x="2.455cm" svg:y="1.474cm" svg:width="7.893cm" svg:height="6.554cm"/>
          <chart:axis chart:dimension="x" chart:name="primary-x" chart:style-name="ch5"/>
          <chart:axis chart:dimension="y" chart:name="primary-y" chart:style-name="ch6">
            <chart:title svg:x="0.451cm" svg:y="5.395cm" chart:style-name="ch7">
              <text:p>Rok</text:p>
            </chart:title>
            <chart:grid chart:style-name="ch8" chart:class="major"/>
          </chart:axis>
          <chart:series chart:style-name="ch9" chart:values-cell-range-address="wykres_zad5.B2013:wykres_zad5.B2050" chart:label-cell-address="wykres_zad5.B2012:wykres_zad5.B2012" chart:class="chart:bar">
            <chart:data-point chart:repeated="38"/>
          </chart:series>
          <chart:series chart:style-name="ch10" chart:values-cell-range-address="wykres_zad5.C2013:wykres_zad5.C2050" chart:label-cell-address="wykres_zad5.C2012:wykres_zad5.C2012" chart:class="chart:bar">
            <chart:data-point chart:repeated="38"/>
          </chart:series>
          <chart:series chart:style-name="ch11" chart:values-cell-range-address="wykres_zad5.D2013:wykres_zad5.D2050" chart:label-cell-address="wykres_zad5.D2012:wykres_zad5.D2012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odziez</text:p>
                <draw:g>
                  <svg:desc>wykres_zad5.B2012:wykres_zad5.B2012</svg:desc>
                </draw:g>
              </table:table-cell>
              <table:table-cell office:value-type="string">
                <text:p>Osoby w wieku produkcyjnym</text:p>
                <draw:g>
                  <svg:desc>wykres_zad5.C2012:wykres_zad5.C2012</svg:desc>
                </draw:g>
              </table:table-cell>
              <table:table-cell office:value-type="string">
                <text:p>Emeryci</text:p>
                <draw:g>
                  <svg:desc>wykres_zad5.D2012:wykres_zad5.D20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18894">
                <text:p>5318894</text:p>
                <draw:g>
                  <svg:desc>wykres_zad5.B2013:wykres_zad5.B2050</svg:desc>
                </draw:g>
              </table:table-cell>
              <table:table-cell office:value-type="float" office:value="18746887">
                <text:p>18746887</text:p>
                <draw:g>
                  <svg:desc>wykres_zad5.C2013:wykres_zad5.C2050</svg:desc>
                </draw:g>
              </table:table-cell>
              <table:table-cell office:value-type="float" office:value="3390406">
                <text:p>3390406</text:p>
                <draw:g>
                  <svg:desc>wykres_zad5.D2013:wykres_zad5.D20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9444">
                <text:p>5259444</text:p>
              </table:table-cell>
              <table:table-cell office:value-type="float" office:value="18732941">
                <text:p>18732941</text:p>
              </table:table-cell>
              <table:table-cell office:value-type="float" office:value="3465279">
                <text:p>3465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8042">
                <text:p>5208042</text:p>
              </table:table-cell>
              <table:table-cell office:value-type="float" office:value="18681180">
                <text:p>18681180</text:p>
              </table:table-cell>
              <table:table-cell office:value-type="float" office:value="3562763">
                <text:p>3562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65344">
                <text:p>5165344</text:p>
              </table:table-cell>
              <table:table-cell office:value-type="float" office:value="18598236">
                <text:p>18598236</text:p>
              </table:table-cell>
              <table:table-cell office:value-type="float" office:value="3677770">
                <text:p>36777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0924">
                <text:p>5130924</text:p>
              </table:table-cell>
              <table:table-cell office:value-type="float" office:value="18498036">
                <text:p>18498036</text:p>
              </table:table-cell>
              <table:table-cell office:value-type="float" office:value="3798534">
                <text:p>3798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4088">
                <text:p>5104088</text:p>
              </table:table-cell>
              <table:table-cell office:value-type="float" office:value="18378196">
                <text:p>18378196</text:p>
              </table:table-cell>
              <table:table-cell office:value-type="float" office:value="3929938">
                <text:p>3929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79410">
                <text:p>5079410</text:p>
              </table:table-cell>
              <table:table-cell office:value-type="float" office:value="18241660">
                <text:p>18241660</text:p>
              </table:table-cell>
              <table:table-cell office:value-type="float" office:value="4074115">
                <text:p>4074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60471">
                <text:p>5060471</text:p>
              </table:table-cell>
              <table:table-cell office:value-type="float" office:value="18094331">
                <text:p>18094331</text:p>
              </table:table-cell>
              <table:table-cell office:value-type="float" office:value="4220985">
                <text:p>4220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47933">
                <text:p>5047933</text:p>
              </table:table-cell>
              <table:table-cell office:value-type="float" office:value="17934577">
                <text:p>17934577</text:p>
              </table:table-cell>
              <table:table-cell office:value-type="float" office:value="4370735">
                <text:p>4370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35301">
                <text:p>5035301</text:p>
              </table:table-cell>
              <table:table-cell office:value-type="float" office:value="17771805">
                <text:p>17771805</text:p>
              </table:table-cell>
              <table:table-cell office:value-type="float" office:value="4519844">
                <text:p>4519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5860">
                <text:p>5015860</text:p>
              </table:table-cell>
              <table:table-cell office:value-type="float" office:value="17599993">
                <text:p>17599993</text:p>
              </table:table-cell>
              <table:table-cell office:value-type="float" office:value="4680752">
                <text:p>468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84296">
                <text:p>4984296</text:p>
              </table:table-cell>
              <table:table-cell office:value-type="float" office:value="17441271">
                <text:p>17441271</text:p>
              </table:table-cell>
              <table:table-cell office:value-type="float" office:value="4836210">
                <text:p>4836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39180">
                <text:p>4939180</text:p>
              </table:table-cell>
              <table:table-cell office:value-type="float" office:value="17289361">
                <text:p>17289361</text:p>
              </table:table-cell>
              <table:table-cell office:value-type="float" office:value="4993796">
                <text:p>4993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75801">
                <text:p>4875801</text:p>
              </table:table-cell>
              <table:table-cell office:value-type="float" office:value="17159528">
                <text:p>17159528</text:p>
              </table:table-cell>
              <table:table-cell office:value-type="float" office:value="5142869">
                <text:p>5142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89292">
                <text:p>4789292</text:p>
              </table:table-cell>
              <table:table-cell office:value-type="float" office:value="17060996">
                <text:p>17060996</text:p>
              </table:table-cell>
              <table:table-cell office:value-type="float" office:value="5278941">
                <text:p>5278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98641">
                <text:p>4698641</text:p>
              </table:table-cell>
              <table:table-cell office:value-type="float" office:value="16986106">
                <text:p>16986106</text:p>
              </table:table-cell>
              <table:table-cell office:value-type="float" office:value="5390687">
                <text:p>5390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18976">
                <text:p>4618976</text:p>
              </table:table-cell>
              <table:table-cell office:value-type="float" office:value="16916866">
                <text:p>16916866</text:p>
              </table:table-cell>
              <table:table-cell office:value-type="float" office:value="5481038">
                <text:p>5481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48881">
                <text:p>4548881</text:p>
              </table:table-cell>
              <table:table-cell office:value-type="float" office:value="16847873">
                <text:p>16847873</text:p>
              </table:table-cell>
              <table:table-cell office:value-type="float" office:value="5556855">
                <text:p>5556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1246">
                <text:p>4481246</text:p>
              </table:table-cell>
              <table:table-cell office:value-type="float" office:value="16777035">
                <text:p>16777035</text:p>
              </table:table-cell>
              <table:table-cell office:value-type="float" office:value="5626508">
                <text:p>56265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30893">
                <text:p>4430893</text:p>
              </table:table-cell>
              <table:table-cell office:value-type="float" office:value="16694103">
                <text:p>16694103</text:p>
              </table:table-cell>
              <table:table-cell office:value-type="float" office:value="5685680">
                <text:p>5685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8204">
                <text:p>4378204</text:p>
              </table:table-cell>
              <table:table-cell office:value-type="float" office:value="16618532">
                <text:p>16618532</text:p>
              </table:table-cell>
              <table:table-cell office:value-type="float" office:value="5734784">
                <text:p>5734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8532">
                <text:p>4328532</text:p>
              </table:table-cell>
              <table:table-cell office:value-type="float" office:value="16542817">
                <text:p>16542817</text:p>
              </table:table-cell>
              <table:table-cell office:value-type="float" office:value="5776352">
                <text:p>5776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81250">
                <text:p>4281250</text:p>
              </table:table-cell>
              <table:table-cell office:value-type="float" office:value="16465724">
                <text:p>16465724</text:p>
              </table:table-cell>
              <table:table-cell office:value-type="float" office:value="5812672">
                <text:p>5812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5098">
                <text:p>4235098</text:p>
              </table:table-cell>
              <table:table-cell office:value-type="float" office:value="16385226">
                <text:p>16385226</text:p>
              </table:table-cell>
              <table:table-cell office:value-type="float" office:value="5847247">
                <text:p>5847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89134">
                <text:p>4189134</text:p>
              </table:table-cell>
              <table:table-cell office:value-type="float" office:value="16299710">
                <text:p>16299710</text:p>
              </table:table-cell>
              <table:table-cell office:value-type="float" office:value="5883140">
                <text:p>58831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44246">
                <text:p>4144246</text:p>
              </table:table-cell>
              <table:table-cell office:value-type="float" office:value="16203214">
                <text:p>16203214</text:p>
              </table:table-cell>
              <table:table-cell office:value-type="float" office:value="5925684">
                <text:p>5925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1220">
                <text:p>4101220</text:p>
              </table:table-cell>
              <table:table-cell office:value-type="float" office:value="16095143">
                <text:p>16095143</text:p>
              </table:table-cell>
              <table:table-cell office:value-type="float" office:value="5975143">
                <text:p>5975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0897">
                <text:p>4060897</text:p>
              </table:table-cell>
              <table:table-cell office:value-type="float" office:value="15973309">
                <text:p>15973309</text:p>
              </table:table-cell>
              <table:table-cell office:value-type="float" office:value="6033083">
                <text:p>6033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23830">
                <text:p>4023830</text:p>
              </table:table-cell>
              <table:table-cell office:value-type="float" office:value="15836284">
                <text:p>15836284</text:p>
              </table:table-cell>
              <table:table-cell office:value-type="float" office:value="6100848">
                <text:p>6100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0283">
                <text:p>3990283</text:p>
              </table:table-cell>
              <table:table-cell office:value-type="float" office:value="15682938">
                <text:p>15682938</text:p>
              </table:table-cell>
              <table:table-cell office:value-type="float" office:value="6179389">
                <text:p>6179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60249">
                <text:p>3960249</text:p>
              </table:table-cell>
              <table:table-cell office:value-type="float" office:value="15513916">
                <text:p>15513916</text:p>
              </table:table-cell>
              <table:table-cell office:value-type="float" office:value="6268379">
                <text:p>6268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33464">
                <text:p>3933464</text:p>
              </table:table-cell>
              <table:table-cell office:value-type="float" office:value="15328985">
                <text:p>15328985</text:p>
              </table:table-cell>
              <table:table-cell office:value-type="float" office:value="6368419">
                <text:p>6368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9497">
                <text:p>3909497</text:p>
              </table:table-cell>
              <table:table-cell office:value-type="float" office:value="15142988">
                <text:p>15142988</text:p>
              </table:table-cell>
              <table:table-cell office:value-type="float" office:value="6465267">
                <text:p>6465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87785">
                <text:p>3887785</text:p>
              </table:table-cell>
              <table:table-cell office:value-type="float" office:value="14951158">
                <text:p>14951158</text:p>
              </table:table-cell>
              <table:table-cell office:value-type="float" office:value="6564544">
                <text:p>6564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67723">
                <text:p>3867723</text:p>
              </table:table-cell>
              <table:table-cell office:value-type="float" office:value="14745984">
                <text:p>14745984</text:p>
              </table:table-cell>
              <table:table-cell office:value-type="float" office:value="6674428">
                <text:p>66744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8762">
                <text:p>3848762</text:p>
              </table:table-cell>
              <table:table-cell office:value-type="float" office:value="14534608">
                <text:p>14534608</text:p>
              </table:table-cell>
              <table:table-cell office:value-type="float" office:value="6788759">
                <text:p>6788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30410">
                <text:p>3830410</text:p>
              </table:table-cell>
              <table:table-cell office:value-type="float" office:value="14328250">
                <text:p>14328250</text:p>
              </table:table-cell>
              <table:table-cell office:value-type="float" office:value="6896963">
                <text:p>6896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12224">
                <text:p>3812224</text:p>
              </table:table-cell>
              <table:table-cell office:value-type="float" office:value="14102582">
                <text:p>14102582</text:p>
              </table:table-cell>
              <table:table-cell office:value-type="float" office:value="7024096">
                <text:p>7024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